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6.9cm" svg:x="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6.9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9cm" svg:height="0.9cm" svg:x="11.8cm" svg:y="6.4cm">
          <text:p text:style-name="P1"><text:span text:style-name="T1">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cm" svg:height="0.9cm" svg:x="13.9cm" svg:y="6.4cm">
          <text:p text:style-name="P1"><text:span text:style-name="T1">v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8.3cm" svg:y="4.6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5.8cm" svg:y="4.6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cm" svg:y1="5.05cm" svg:x2="8.3cm" svg:y2="5.05cm" draw:start-shape="id1" draw:start-glue-point="10" draw:end-shape="id2" draw:end-glue-point="6" svg:d="m6700 5050h1600" svg:viewBox="0 0 1601 1">
          <text:p/>
        </draw:connector>
        <draw:frame draw:style-name="gr4" draw:text-style-name="P3" draw:layer="layout" svg:width="0.9cm" svg:height="0.645cm" svg:x="7.2cm" svg:y="4.4cm">
          <draw:text-box>
            <text:p><text:span text:style-name="T1">1</text:span></text:p>
          </draw:text-box>
        </draw:frame>
        <draw:frame draw:style-name="gr4" draw:text-style-name="P3" draw:layer="layout" svg:width="0.9cm" svg:height="0.645cm" svg:x="12.9cm" svg:y="6.9cm">
          <draw:text-box>
            <text:p><text:span text:style-name="T1">1</text:span></text:p>
          </draw:text-box>
        </draw:frame>
        <draw:connector draw:style-name="gr3" draw:text-style-name="P1" draw:layer="layout" draw:type="line" svg:x1="12.7cm" svg:y1="6.85cm" svg:x2="13.9cm" svg:y2="6.85cm" draw:start-shape="id3" draw:start-glue-point="10" draw:end-shape="id4" draw:end-glue-point="6" svg:d="m12700 6850h1200" svg:viewBox="0 0 1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19:40:47</dc:date>
    <dc:creator>Ignacio Niesz</dc:creator>
    <meta:editing-duration>PT10M44S</meta:editing-duration>
    <meta:editing-cycles>6</meta:editing-cycles>
    <meta:generator>LibreOffice/3.5$Linux_X86_64 LibreOffice_project/350m1$Build-2</meta:generator>
    <meta:document-statistic meta:object-count="10"/>
  </office:meta>
</office:document-meta>
</file>